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4.64mm"/>
    </style:style>
    <style:style style:name="co2" style:family="table-column">
      <style:table-column-properties fo:break-before="auto" style:column-width="84.31mm"/>
    </style:style>
    <style:style style:name="co3" style:family="table-column">
      <style:table-column-properties fo:break-before="auto" style:column-width="16.3mm"/>
    </style:style>
    <style:style style:name="co4" style:family="table-column">
      <style:table-column-properties fo:break-before="auto" style:column-width="16.58mm"/>
    </style:style>
    <style:style style:name="co5" style:family="table-column">
      <style:table-column-properties fo:break-before="auto" style:column-width="18.2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/>
    </style:style>
    <style:style style:name="ce2" style:family="table-cell" style:parent-style-name="Default">
      <style:table-cell-properties style:text-align-source="fix" style:repeat-content="false"/>
      <style:paragraph-properties fo:text-align="start"/>
    </style:style>
  </office:automatic-styles>
  <office:body>
    <office:spreadsheet>
      <table:calculation-settings table:automatic-find-labels="false"/>
      <table:table table:name="cruce_cie2013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Default"/>
        <table:table-column table:style-name="co3" table:default-cell-style-name="ce1"/>
        <table:table-column table:style-name="co4" table:default-cell-style-name="ce2"/>
        <table:table-column table:style-name="co5" table:default-cell-style-name="Default"/>
        <table:table-row table:style-name="ro1">
          <table:table-cell office:value-type="string" calcext:value-type="string">
            <text:p>2013 3d</text:p>
          </table:table-cell>
          <table:table-cell office:value-type="string" calcext:value-type="string">
            <text:p>2013 4d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actual 3d</text:p>
          </table:table-cell>
          <table:table-cell office:value-type="string" calcext:value-type="string">
            <text:p>actual 4d</text:p>
          </table:table-cell>
          <table:table-cell office:value-type="string" calcext:value-type="string">
            <text:p>frecuencia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IARREA Y GASTROENTERITIS DE PRESUNTO ORIGEN INFECCIOSO</text:p>
          </table:table-cell>
          <table:table-cell office:value-type="string" calcext:value-type="string">
            <text:p>A0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UMOR MALIGNO DE SITIOS NO ESPECIFICADOS</text:p>
          </table:table-cell>
          <table:table-cell office:value-type="string" calcext:value-type="string">
            <text:p>C8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INFOMA NO HODGKIN MIXTO, DE CELULAS PEQUEÑAS Y GRANDES (DIFUSO)</text:p>
          </table:table-cell>
          <table:table-cell office:value-type="string" calcext:value-type="string">
            <text:p>C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INFOMA NO HODGKIN INMUNOBLASTICO (DIFUSO)</text:p>
          </table:table-cell>
          <table:table-cell office:value-type="string" calcext:value-type="string">
            <text:p>C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INFOMA NO HODGKIN INDIFERENCIADO (DIFUSO)</text:p>
          </table:table-cell>
          <table:table-cell office:value-type="string" calcext:value-type="string">
            <text:p>C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INFOMA DE ZONA T</text:p>
          </table:table-cell>
          <table:table-cell office:value-type="string" calcext:value-type="string">
            <text:p>C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INFOMA LINFOEPITELIOIDE</text:p>
          </table:table-cell>
          <table:table-cell office:value-type="string" calcext:value-type="string">
            <text:p>C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INFOSARCOMA</text:p>
          </table:table-cell>
          <table:table-cell office:value-type="string" calcext:value-type="string">
            <text:p>C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ENFERMEDAD DE CADENA PESADA ALFA</text:p>
          </table:table-cell>
          <table:table-cell office:value-type="string" calcext:value-type="string">
            <text:p>C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EUCEMIA LINFOCITICA SUBAGUDA</text:p>
          </table:table-cell>
          <table:table-cell office:value-type="string" calcext:value-type="string">
            <text:p>C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EUCEMIA MONOCITICA SUBAGUDA</text:p>
          </table:table-cell>
          <table:table-cell office:value-type="string" calcext:value-type="string">
            <text:p>C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ERITREMIA CRONICA</text:p>
          </table:table-cell>
          <table:table-cell office:value-type="string" calcext:value-type="string">
            <text:p>C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ELOFIBROSIS AGUDA</text:p>
          </table:table-cell>
          <table:table-cell office:value-type="string" calcext:value-type="string">
            <text:p>C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EUCEMIA SUBAGUDA, CELULAS DE TIPO NO ESPECIFICADO</text:p>
          </table:table-cell>
          <table:table-cell office:value-type="string" calcext:value-type="string">
            <text:p>C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ISTIOCITOSIS MALIGNA</text:p>
          </table:table-cell>
          <table:table-cell office:value-type="string" calcext:value-type="string">
            <text:p>C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INFOMA HISTIOCITICO VERDADERO</text:p>
          </table:table-cell>
          <table:table-cell office:value-type="string" calcext:value-type="string">
            <text:p>C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ANEMIA REFRACTARIA CON EXCESO DE BLASTOS CON TRANSFORMACION</text:p>
          </table:table-cell>
          <table:table-cell office:value-type="string" calcext:value-type="string">
            <text:p>D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ROMBOCITOSIS ESENCIAL</text:p>
          </table:table-cell>
          <table:table-cell office:value-type="string" calcext:value-type="string">
            <text:p>D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ISTIOCITOSIS DE LAS CELULAS DE LANGERHANS, NO CLASIFICADA EN OTRA PARTE</text:p>
          </table:table-cell>
          <table:table-cell office:value-type="string" calcext:value-type="string">
            <text:p>D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ISMINUCION DE LA AGUDEZA VISUAL, SIN ESPECIFICACION</text:p>
          </table:table-cell>
          <table:table-cell office:value-type="string" calcext:value-type="string">
            <text:p>H5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IBRILACION Y ALETEO AURICULAR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EMORROIDES INTERNAS TROMBOSADAS</text:p>
          </table:table-cell>
          <table:table-cell office:value-type="string" calcext:value-type="string">
            <text:p>I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EMORROIDES INTERNAS CON OTRAS COMPLICACIONES</text:p>
          </table:table-cell>
          <table:table-cell office:value-type="string" calcext:value-type="string">
            <text:p>I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EMORROIDES INTERNAS SIN COMPLICACION</text:p>
          </table:table-cell>
          <table:table-cell office:value-type="string" calcext:value-type="string">
            <text:p>I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EMORROIDES EXTERNAS TROMBOSADAS</text:p>
          </table:table-cell>
          <table:table-cell office:value-type="string" calcext:value-type="string">
            <text:p>I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EMORROIDES EXTERNAS CON OTRAS COMPLICACIONES</text:p>
          </table:table-cell>
          <table:table-cell office:value-type="string" calcext:value-type="string">
            <text:p>I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EMORROIDES EXTERNAS SIN COMPLICACION</text:p>
          </table:table-cell>
          <table:table-cell office:value-type="string" calcext:value-type="string">
            <text:p>I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PROMINENCIAS CUTANEAS, RESIDUO DE HEMORROIDES</text:p>
          </table:table-cell>
          <table:table-cell office:value-type="string" calcext:value-type="string">
            <text:p>I8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EMORROIDES TROMBOSADAS NO ESPECIFICADAS</text:p>
          </table:table-cell>
          <table:table-cell office:value-type="string" calcext:value-type="string">
            <text:p>I8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EMORROIDES NO ESPECIFICADAS, CON OTRAS COMPLICACIONES</text:p>
          </table:table-cell>
          <table:table-cell office:value-type="string" calcext:value-type="string">
            <text:p>I8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EMORROIDES NO ESPECIFICADAS, SIN COMPLICACION</text:p>
          </table:table-cell>
          <table:table-cell office:value-type="string" calcext:value-type="string">
            <text:p>I8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APENDICITIS AGUDA CON PERITONITIS GENERALIZADA</text:p>
          </table:table-cell>
          <table:table-cell office:value-type="string" calcext:value-type="string">
            <text:p>K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APENDICITIS AGUDA CON ABSCESO PERITONAL</text:p>
          </table:table-cell>
          <table:table-cell office:value-type="string" calcext:value-type="string">
            <text:p>K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APENDICITIS AGUDA, NO ESPECIFICADA</text:p>
          </table:table-cell>
          <table:table-cell office:value-type="string" calcext:value-type="string">
            <text:p>K3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ILEOCOLITIS (CRONICA) ULCERATIVA</text:p>
          </table:table-cell>
          <table:table-cell office:value-type="string" calcext:value-type="string">
            <text:p>K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PANCREATITIS AGUDA</text:p>
          </table:table-cell>
          <table:table-cell office:value-type="string" calcext:value-type="string">
            <text:p>K8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loqueado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PAPULOSIS LINFOMATOIDE</text:p>
          </table:table-cell>
          <table:table-cell office:value-type="string" calcext:value-type="string">
            <text:p>L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ULCERA DE DECUBITO</text:p>
          </table:table-cell>
          <table:table-cell office:value-type="string" calcext:value-type="string">
            <text:p>L8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ASCITIS NODULAR</text:p>
          </table:table-cell>
          <table:table-cell office:value-type="string" calcext:value-type="string">
            <text:p>M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oqueado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ASCITIS, NO CLASIFICADA EN OTRA PARTE</text:p>
          </table:table-cell>
          <table:table-cell office:value-type="string" calcext:value-type="string">
            <text:p>M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oqueado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INSUFICIENCIA RENAL TERMINAL</text:p>
          </table:table-cell>
          <table:table-cell office:value-type="string" calcext:value-type="string">
            <text:p>N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OTRAS INSUFICIENCIAS RENALES CRONICAS</text:p>
          </table:table-cell>
          <table:table-cell office:value-type="string" calcext:value-type="string">
            <text:p>N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PARTO PREMATURO</text:p>
          </table:table-cell>
          <table:table-cell office:value-type="string" calcext:value-type="string">
            <text:p>O6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UERTE MATERNA DEBIDA A CUALQUIER CAUSA OBSTETRICA QUE OCURRE DESPUES DE 42 DIAS PERO ANTES DE UN AÑO DEL PARTO</text:p>
          </table:table-cell>
          <table:table-cell office:value-type="string" calcext:value-type="string">
            <text:p>O9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UERTE POR SECUELAS DE CAUSAS OBSTETRICAS DIRECTAS</text:p>
          </table:table-cell>
          <table:table-cell office:value-type="string" calcext:value-type="string">
            <text:p>O9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ESTRIDOR LARINGEO CONGENITO</text:p>
          </table:table-cell>
          <table:table-cell office:value-type="string" calcext:value-type="string">
            <text:p>Q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oqueado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ISURA DEL PALADAR DURO, BILATERAL</text:p>
          </table:table-cell>
          <table:table-cell office:value-type="string" calcext:value-type="string">
            <text:p>Q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oqueado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ISURA DEL PALADAR BLANDO, BILATERAL</text:p>
          </table:table-cell>
          <table:table-cell office:value-type="string" calcext:value-type="string">
            <text:p>Q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oqueado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ISURA DEL PALADAR DURO Y DEL PALADAR BLANDO, BILATERAL</text:p>
          </table:table-cell>
          <table:table-cell office:value-type="string" calcext:value-type="string">
            <text:p>Q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oqueado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ISURA DEL PALADAR, LINEA MEDIA</text:p>
          </table:table-cell>
          <table:table-cell office:value-type="string" calcext:value-type="string">
            <text:p>Q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oqueado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ISURA DEL PALADAR BILATERAL, SIN OTRA ESPECIFICACION</text:p>
          </table:table-cell>
          <table:table-cell office:value-type="string" calcext:value-type="string">
            <text:p>Q3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oqueado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IEBRE CON ESCALOFRIO</text:p>
          </table:table-cell>
          <table:table-cell office:value-type="string" calcext:value-type="string">
            <text:p>R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oqueado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IEBRE PERSISTENTE</text:p>
          </table:table-cell>
          <table:table-cell office:value-type="string" calcext:value-type="string">
            <text:p>R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oqueado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INDROME DE LA MUERTE SUBITA INFANTIL</text:p>
          </table:table-cell>
          <table:table-cell office:value-type="string" calcext:value-type="string">
            <text:p>R9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AGENTE RESISTENTE A PENICILINA</text:p>
          </table:table-cell>
          <table:table-cell office:value-type="string" calcext:value-type="string">
            <text:p>U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AGENTE RESISTENTE A METICILINA</text:p>
          </table:table-cell>
          <table:table-cell office:value-type="string" calcext:value-type="string">
            <text:p>U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AGENTE RESISTENTE A OTROS ANTIBIOTICOS RELACIONADOS CON LA PENICILINA</text:p>
          </table:table-cell>
          <table:table-cell office:value-type="string" calcext:value-type="string">
            <text:p>U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AGENTE RESISTENTE A VANCOMICINA</text:p>
          </table:table-cell>
          <table:table-cell office:value-type="string" calcext:value-type="string">
            <text:p>U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AGENTE RESISTENTE A OTROS ANTIBIOTICOS RELACIONADOS CON LA VANCOMICINA</text:p>
          </table:table-cell>
          <table:table-cell office:value-type="string" calcext:value-type="string">
            <text:p>U8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AGENTE RESISTENTE A OTRO ANTIBIOTICO ESPECIFICADO</text:p>
          </table:table-cell>
          <table:table-cell office:value-type="string" calcext:value-type="string">
            <text:p>U8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AGENTE RESISTENTE A ANTIBIOTICO SIN ESPECIFICAR</text:p>
          </table:table-cell>
          <table:table-cell office:value-type="string" calcext:value-type="string">
            <text:p>U8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VICTIMA DE TERREMOTO, EN UNA ESCUELA, EN OTRA INSTITUCION, O EN UN AREA ADMINISTRATIVA PUBLICA</text:p>
          </table:table-cell>
          <table:table-cell office:value-type="string" calcext:value-type="string">
            <text:p>X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VICTIMA DE TERREMOTO, EN UN AREA DE DEPORTE O ATLETISMO</text:p>
          </table:table-cell>
          <table:table-cell office:value-type="string" calcext:value-type="string">
            <text:p>X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VICTIMA DE TERREMOTO, EN UNA CALLE O CARRETERA</text:p>
          </table:table-cell>
          <table:table-cell office:value-type="string" calcext:value-type="string">
            <text:p>X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VICTIMA DE TERREMOTO, EN UN COMERCIO O EN UN AREA DE SERVICIOS</text:p>
          </table:table-cell>
          <table:table-cell office:value-type="string" calcext:value-type="string">
            <text:p>X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VICTIMA DE TERREMOTO, EN UN AREA INDUSTRIAL O DE LA CONSTRUCCION</text:p>
          </table:table-cell>
          <table:table-cell office:value-type="string" calcext:value-type="string">
            <text:p>X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VICTIMA DE TERREMOTO, EN UNA GRANJA (O PREDIO AGRICOLA)</text:p>
          </table:table-cell>
          <table:table-cell office:value-type="string" calcext:value-type="string">
            <text:p>X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EXPOSICION A FACTORES NO ESPECIFICADOS, (OCURRIDA) EN UNA INSTITUCION RESIDENCIAL</text:p>
          </table:table-cell>
          <table:table-cell office:value-type="string" calcext:value-type="string">
            <text:p>X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EXPOSICION A FACTORES NO ESPECIFICADOS, (OCURRIDA) EN UNA ESCUELA, EN OTRA INSTITUCION, O EN UN AREA ADMINISTRATIVA PUBLICA</text:p>
          </table:table-cell>
          <table:table-cell office:value-type="string" calcext:value-type="string">
            <text:p>X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EXPOSICION A FACTORES NO ESPECIFICADOS, (OCURRIDA) EN UN AREA DE DEPORTE O ATLETISMO</text:p>
          </table:table-cell>
          <table:table-cell office:value-type="string" calcext:value-type="string">
            <text:p>X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EXPOSICION A FACTORES NO ESPECIFICADOS, (OCURRIDA) EN UNA CALLE O CARRETERA</text:p>
          </table:table-cell>
          <table:table-cell office:value-type="string" calcext:value-type="string">
            <text:p>X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EXPOSICION A FACTORES NO ESPECIFICADOS, (OCURRIDA) EN UN COMERCIO O EN UN AREA DE SERVICIOS</text:p>
          </table:table-cell>
          <table:table-cell office:value-type="string" calcext:value-type="string">
            <text:p>X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EXPOSICION A FACTORES NO ESPECIFICADOS, (OCURRIDA) EN UN AREA INDUSTRIAL O DE LA CONSTRUCCION</text:p>
          </table:table-cell>
          <table:table-cell office:value-type="string" calcext:value-type="string">
            <text:p>X5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EXPOSICION A FACTORES NO ESPECIFICADOS, (OCURRIDA) EN UNA GRANJA (O PREDIO AGRICOLA)</text:p>
          </table:table-cell>
          <table:table-cell office:value-type="string" calcext:value-type="string">
            <text:p>X5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EXPOSICION A FACTORES NO ESPECIFICADOS, (OCURRIDA) EN OTRO LUGAR ESPECIFICADO</text:p>
          </table:table-cell>
          <table:table-cell office:value-type="string" calcext:value-type="string">
            <text:p>X5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VIOLENCIA ENTRE PARES</text:p>
          </table:table-cell>
          <table:table-cell office:value-type="string" calcext:value-type="string">
            <text:p>T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o CE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PROBLEMAS RELACIONADOS CON LA DOCUMENTACION PERSONAL</text:p>
          </table:table-cell>
          <table:table-cell office:value-type="string" calcext:value-type="string">
            <text:p>Z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o CE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PROBLEMAS DEL NIÑO, ADOLESCENTE O ADULTO EN SITUACION DE CALLE</text:p>
          </table:table-cell>
          <table:table-cell office:value-type="string" calcext:value-type="string">
            <text:p>Z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o CE</text:p>
          </table:table-cell>
        </table:table-row>
        <table:table-row table:style-name="ro1">
          <table:table-cell office:value-type="string" calcext:value-type="string">
            <text:p>A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RAS GASTROENTERITIS Y COLITIS DE ORIGEN INFECCIOSO 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A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ASTROENTERITIS Y COLITIS DE ORIGEN NO ESPECIFICADO 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B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PATITIS VIRAL AGUDA NO ESPECIFICADA 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B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ICOBACTER PYLORI [H.PYLORI] COMO LA CAUSA DE ENFERMEDADES CLASIFICADAS EN OTROS CAPÍTULOS 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B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BRIO VULNIFICUS COMO LA CAUSA DE ENFERMEDADES CLASIFICADAS EN OTROS CAPÍTULOS 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7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UMOR MALIGNO SECUNDARIO, SITIO NO ESPECIFICADO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UMOR MALIGNO, DE SITIO PRIMARIO DESCONOCIDO, ASÍ DESCRITO 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8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UMOR MALIGNO, SITIO PRIMARIO NO ESPECIFICADO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FOMA DE HODGKIN CLÁSICO RICO EN LINFOCITOS 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FOMA FOLICULAR GRADO IIIA 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FOMA FOLICULAR GRADO IIIB 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NFOMA CENTRO FOLICULAR DIFUSO 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8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FOMA CENTRO FOLICULAR CUTÁNEO 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8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FOMA ANAPLÁSICO DE CÉLULAS GRANDES ALK-POSITIVO 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8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NFOMA ANAPLÁSICO DE CÉLULAS GRANDES ALK-NEGATIVO 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8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NFOMA CUTÁNEO DE CÉLULAS T, NO ESPECIFICADO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8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INFOMA DE CÉLULAS T/NK MADURAS, NO ESPECIFICADO 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FOMA MEDIASTINAL DE CÉLULAS B GRANDES (DEL TIMO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NFOMA EXTRANODAL DE CÉLULAS T/NK, TIPO NASAL 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FOMA HEPATOESPLÉNICO DE CÉLULAS T <text:s/>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FOMA DE CÉLULAS T TIPO ENTEROPATÍA (INTESTINAL) <text:s/>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FOMA DE CÉLULAS T TIPO PANICULITIS SUBCUTÁNEA <text:s/>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FOMA BLÁSTICO DE CÉLULAS NK 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NFOMA ANGIOINMUNOBLÁSTICO DE CÉLULAS T <text:s/>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8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ASTORNOS LINFOPROLIFERATIVOS PRIMARIO CUTÁNEOS DE CÉLULAS T CD30-POSITIVO <text:s/>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FOMA DE CÉLULAS B EXTRANODAL DE ZONA MARGINAL DE TEJIDO LINFOIDE ASOCIADO A MUCOSAS [LINFOMA TLAM] 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ASMOCITOMA SOLITARIO 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UCEMIA PROLINFOCÍTICA DE CÉLULAS TIPO T 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9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EUCEMIA TIPO BURKITT DE CÉLULAS B MADURAS 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UCEMIA MIELOIDE AGUDA CON ANORMALIDAD 11Q23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9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EUCEMIA MIELOIDE AGUDA CON DISPLASIA MULTILINAJE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UCEMIA MIELOMONOCÍTICA JUVENIL 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FERMEDAD MIELODISPLÁSICA Y MIELOPROLIFERATIVA, NO CLASIFICADA EN OTRA PARTE 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RCOMA DE CÉLULAS DENDRÍTICAS (CÉLULAS ACCESORIAS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STIOCITOSIS DE CÉLULAS DE LANGERHANS MULTIFOCAL Y UNISISTÉMICA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9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STIOCITOSIS DE CÉLULAS DE LANGERHANS UNIFOCAL 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C9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RCOMA HISTIOCÍTICO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D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EMIA REFRACTARIA CON DISPLASIA MULTILINAJE 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D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ÍNDROME MIELODISPLÁSICO CON ANORMALIDAD CROMOSÓMICA AISLADA DEL (5Q) 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D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STEOMIELOFIBROSIS 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D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UCEMIA EOSINOFÍLICA CRÓNICA [SÍNDROME HIPEREOSINOFÍLICO] 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D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OMBOFILIA PRIMARIA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D6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TRA TROMBOFILIA 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D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ÍNDROME DE RECONSTITUCIÓN INMUNE 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E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ÍNDROME DE LISIS TUMORAL 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G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ÍNDROME POSTPOLIO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G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KINSONISMO VASCULAR 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H5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FICIENCIA VISUAL NO ESPECIFICADA (BINOCULAR) 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I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BRILACIÓN AURICULAR PAROXÍSTICA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I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BRILACIÓN AURICULAR PERSISTENTE 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I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BRILACIÓN AURICULAR CRÓNICA 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I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ETEO AURICULAR TÍPICO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I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ETEO AURICULAR ATÍPICO 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I4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BRILACIÓN Y ALETEO AURICULAR, NO ESPECIFICADO 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I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EURISMA Y DISECCIÓN DE OTRAS ARTERIAS PRECEREBRALES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I7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EURISMA Y DISECCIÓN DE ARTERIA VERTEBRAL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I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ÁRICES ESOFÁGICAS CON HEMORRAGIA EN ENFERMEDADES CLASIFICADAS EN OTRA PARTE 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J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MONÍA DEBIDA A METANEUMOVIRUS HUMANO 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J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NQUIOLITIS AGUDA DEBIDA A METANEUMOVIRUS HUMANO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K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RIES CON EXPOSICIÓN PULPAR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K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COSITIS ORAL (ULCERATIVA) 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K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ENDICITIS AGUDA CON PERITONITIS GENERALIZADA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K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ENDICITIS AGUDA CON PERITONITIS LOCALIZADA 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K3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TRAS APENDICITIS AGUDAS, Y LAS NO ESPECIFICADAS 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K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NIA INCISIONAL SIN OBSTRUCCIÓN O GANGRENA 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K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RNIA PARAESTOMAL CON OBSTRUCCIÓN, SIN GANGRENA 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K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RNIA PARAESTOMAL CON GANGRENA 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K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RNIA PARAESTOMAL SIN OBSTRUCCIÓN O GANGRENA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K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TRAS HERNIAS VENTRALES Y LAS NO ESPECIFICADAS CON OBSTRUCCIÓN, SIN GANGRENA 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K4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TRAS HERNIAS VENTRALES Y LAS NO ESPECIFICADAS CON GANGRENA 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K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ITIS DE ETIOLOGÍA INDETERMINADA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K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MORROIDES DE PRIMER GRADO 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K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MORROIDES DE SEGUNDO GRADO 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K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MORROIDES DE TERCER GRADO 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K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MORROIDES DE CUARTO GRADO 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K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CAS RESIDUALES EN LA PIEL, DE HEMORROIDES 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K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OMBOSIS VENOSA PERIANAL 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K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TRAS HEMORROIDES ESPECIFICADAS 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K6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MORROIDES, SIN OTRA ESPECIFICACIÓN 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L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ÚLCERA DE DECÚBITO Y POR ÁREA DE PRESIÓN, ETAPA I 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L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ÚLCERA DE DECÚBITO, ETAPA II <text:s/>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L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ÚLCERA DE DECÚBITO, ETAPA III 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L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ÚLCERA DE DECÚBITO, ETAPA IV <text:s/>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L8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ÚLCERA DE DECÚBITO Y POR ÁREA DE PRESIÓN, NO ESPECIFICADA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FERMEDAD RENAL CRÓNICA, ETAPA 1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FERMEDAD RENAL CRÓNICA, ETAPA 2 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FERMEDAD RENAL CRÓNICA, ETAPA 3 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FERMEDAD RENAL CRÓNICA, ETAPA 4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FERMEDAD RENAL CRÓNICA, ETAPA 5 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PLASIA DE LA PRÓSTATA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O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ÍNDROME HELLP 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O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CENTA ANORMALMENTE ADHERIDA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O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O PREMATURO SIN TRABAJO DE PARTO ESPONTÁNEO 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O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ERTE POR CAUSA OBSTÉTRICA DIRECTA QUE OCURRE DESPUÉS DE 42 DÍAS PERO ANTES DE UN AÑO DEL PARTO 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O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ERTE POR CAUSA OBSTÉTRICA INDIRECTA QUE OCURRE DESPUÉS DE 42 DÍAS PERO ANTES DE UN AÑO DEL PARTO 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O9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UERTE POR CAUSA OBSTÉTRICA NO ESPECIFICADA, QUE OCURRE DESPUÉS DE 42 DÍAS PERO ANTES DE UN AÑO DEL PARTO 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O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ERTE POR SECUELAS DE CAUSA OBSTÉTRICA DIRECTA 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O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ERTE POR SECUELAS DE CAUSA OBSTÉTRICA INDIRECTA 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O9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UERTE POR SECUELAS DE CAUSA OBSTÉTRICA NO ESPECIFICADA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O9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NFERMEDAD POR VIRUS DE LA INMUNODEFICIENCIA HUMANA [VIH] QUE COMPLICA EL EMBARAZO, EL PARTO Y EL PUERPERIO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R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MOVILIDAD 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R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OQUE SÉPTICO 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R6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GESTA INSUFICIENTE DE ALIMENTOS Y AGUA DEBIDA A DESCUIDO PERSONAL 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R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ÍNDROME DE RESPUESTA INFLAMATORIA SISTÉMICA DE ORIGEN INFECCIOSO, SIN FALLA ORGÁNICA 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R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ÍNDROME DE RESPUESTA INFLAMATORIA SISTÉMICA DE ORIGEN INFECCIOSO, CON FALLA ORGÁNICA 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R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ÍNDROME DE RESPUESTA INFLAMATORIA SISTÉMICA DE ORIGEN NO INFECCIOSO, SIN FALLA ORGÁNICA 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R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ÍNDROME DE RESPUESTA INFLAMATORIA SISTÉMICA DE ORIGEN NO INFECCIOSO, CON FALLA ORGÁNICA 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R6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ÍNDROME DE RESPUESTA INFLAMATORIA SISTÉMICA, NO ESPECIFICADO 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R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ÍNDROME DE LA MUERTE SÚBITA INFANTIL, CON MENCIÓN DE AUTOPSIA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R9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ÍNDROME DE LA MUERTE SÚBITA INFANTIL, SIN MENCIÓN DE AUTOPSIA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U0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SO EMERGENTE DE U06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U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O EMERGENTE DE U06.0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U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O EMERGENTE DE U06.1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U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O EMERGENTE DE U06.2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U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O EMERGENTE DE U06.3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U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O EMERGENTE DE U06.4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U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O EMERGENTE DE U06.5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U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O EMERGENTE DE U06.6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U0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O EMERGENTE DE U06.7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U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O EMERGENTE DE U06.8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U0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O EMERGENTE DE U06.9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U0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SO EMERGENTE DE U07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U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O EMERGENTE DE U07.0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U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O EMERGENTE DE U07.1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U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O EMERGENTE DE U07.2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U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O EMERGENTE DE U07.3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U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O EMERGENTE DE U07.4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U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O EMERGENTE DE U07.5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U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O EMERGENTE DE U07.6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U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O EMERGENTE DE U07.7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U0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O EMERGENTE DE U07.8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U0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O EMERGENTE DE U07.9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U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ENCIA A PENICILINA 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U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ENCIA A METICILINA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U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ISTENCIA A BETALACTAMASA DE ESPECTRO EXTENDIDO (BLEE)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U8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SISTENCIA A OTROS ANTIBIÓTICOS BETALÁCTAMICOS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U8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SISTENCIA A ANTIBIÓTICOS BETALÁCTAMICOS, NO ESPECIFICADOS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U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ENCIA A VANCOMICINA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U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ENCIA A OTROS ANTIBIÓTICOS SIMILARES A VANCOMICINA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U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ISTENCIA A QUINOLONAS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U8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SISTENCIA A MÚLTIPLES ANTIBIÓTICOS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U8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SISTENCIA A OTROS ANTIBIÓTICOS ÚNICOS ESPECIFICADOS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U8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SISTENCIA A ANTIBIÓTICOS NO ESPECIFICADOS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U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ENCIA A DROGAS ANTIPARASITARIAS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U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ENCIA A DROGAS ANTIMICÓTICAS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U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ISTENCIA A DROGAS ANTIVIRALES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U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ISTENCIA A DROGAS ANTITUBERCULOSAS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U8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SISTENCIA A MÚLTIPLES DROGAS ANTIMICROBIANAS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U8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SISTENCIA A OTRAS DROGAS ANTIMICROBIANAS ESPECIFICADAS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U8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SISTENCIA A DROGAS ANTIMICROBIANAS NO ESPECIFICADAS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U8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ESISTENCIA A DROGAS ANTINEOPLÁSICAS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Z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STORIA PERSONAL DE USO (PRESENTE) DE OTROS MEDICAMENTOS POR LARGO TIEMPO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Z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ENDENCIA DE CORAZÓN ARTIFICIAL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 table:number-rows-repeated="104834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12T12:28:32.222023113</dc:date>
    <meta:editing-duration>PT1M39S</meta:editing-duration>
    <meta:editing-cycles>3</meta:editing-cycles>
    <meta:generator>LibreOffice/5.0.4.2$Linux_X86_64 LibreOffice_project/00m0$Build-2</meta:generator>
    <meta:document-statistic meta:table-count="1" meta:cell-count="1239" meta:object-count="0"/>
  </office:meta>
</office:document-meta>
</file>